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f612" officeooo:paragraph-rsid="0008f612"/>
    </style:style>
    <style:style style:name="P2" style:family="paragraph" style:parent-style-name="Standard">
      <style:paragraph-properties fo:text-align="center" style:justify-single-word="false"/>
      <style:text-properties fo:font-weight="bold" officeooo:rsid="0008f612" officeooo:paragraph-rsid="0008f612" style:font-weight-asian="bold" style:font-weight-complex="bold"/>
    </style:style>
    <style:style style:name="P3" style:family="paragraph" style:parent-style-name="Standard">
      <style:paragraph-properties fo:text-align="center" style:justify-single-word="false"/>
      <style:text-properties fo:font-weight="normal" officeooo:rsid="0008f612" officeooo:paragraph-rsid="0008f612" style:font-weight-asian="normal" style:font-weight-complex="normal"/>
    </style:style>
    <style:style style:name="P4" style:family="paragraph" style:parent-style-name="Standard">
      <style:paragraph-properties fo:text-align="start" style:justify-single-word="false"/>
      <style:text-properties fo:font-weight="normal" officeooo:rsid="0008f612" officeooo:paragraph-rsid="0008f612" style:font-weight-asian="normal" style:font-weight-complex="normal"/>
    </style:style>
    <style:style style:name="P5" style:family="paragraph" style:parent-style-name="Standard">
      <style:paragraph-properties fo:text-align="start" style:justify-single-word="false"/>
      <style:text-properties fo:font-weight="normal" officeooo:rsid="0008f612" officeooo:paragraph-rsid="000a4355" style:font-weight-asian="normal" style:font-weight-complex="normal"/>
    </style:style>
    <style:style style:name="P6" style:family="paragraph" style:parent-style-name="Standard">
      <style:paragraph-properties fo:text-align="start" style:justify-single-word="false"/>
      <style:text-properties fo:font-weight="normal" officeooo:rsid="000a29c2" officeooo:paragraph-rsid="000a29c2" style:font-weight-asian="normal" style:font-weight-complex="normal"/>
    </style:style>
    <style:style style:name="P7" style:family="paragraph" style:parent-style-name="Standard">
      <style:paragraph-properties fo:text-align="start" style:justify-single-word="false"/>
      <style:text-properties fo:font-weight="normal" officeooo:rsid="000a29c2" officeooo:paragraph-rsid="000a4355" style:font-weight-asian="normal" style:font-weight-complex="normal"/>
    </style:style>
    <style:style style:name="P8" style:family="paragraph" style:parent-style-name="Standard">
      <style:paragraph-properties fo:text-align="start" style:justify-single-word="false"/>
      <style:text-properties fo:font-weight="normal" officeooo:rsid="000a4355" officeooo:paragraph-rsid="000a4355" style:font-weight-asian="normal" style:font-weight-complex="normal"/>
    </style:style>
    <style:style style:name="P9" style:family="paragraph" style:parent-style-name="Standard">
      <style:paragraph-properties fo:text-align="start" style:justify-single-word="false"/>
      <style:text-properties fo:font-weight="normal" officeooo:rsid="000b4793" officeooo:paragraph-rsid="000b4793" style:font-weight-asian="normal" style:font-weight-complex="normal"/>
    </style:style>
    <style:style style:name="P10" style:family="paragraph" style:parent-style-name="Standard">
      <style:paragraph-properties fo:text-align="start" style:justify-single-word="false"/>
      <style:text-properties fo:font-weight="normal" officeooo:rsid="000b4793" officeooo:paragraph-rsid="000b4e98" style:font-weight-asian="normal" style:font-weight-complex="normal"/>
    </style:style>
    <style:style style:name="P11" style:family="paragraph" style:parent-style-name="Standard">
      <style:paragraph-properties fo:text-align="start" style:justify-single-word="false"/>
      <style:text-properties style:font-name="Liberation Mono" fo:font-weight="normal" officeooo:rsid="000a29c2" officeooo:paragraph-rsid="000a29c2" style:font-weight-asian="normal" style:font-weight-complex="normal"/>
    </style:style>
    <style:style style:name="P12" style:family="paragraph" style:parent-style-name="Preformatted_20_Text">
      <style:text-properties style:font-name="Liberation Mono"/>
    </style:style>
    <style:style style:name="P13" style:family="paragraph" style:parent-style-name="Preformatted_20_Text">
      <style:paragraph-properties fo:text-align="start" style:justify-single-word="false"/>
      <style:text-properties style:font-name="Liberation Mono" fo:font-weight="normal" officeooo:rsid="000a29c2" officeooo:paragraph-rsid="000a29c2" style:font-weight-asian="normal" style:font-weight-complex="normal"/>
    </style:style>
    <style:style style:name="P14" style:family="paragraph" style:parent-style-name="Preformatted_20_Text">
      <style:paragraph-properties fo:margin-top="0in" fo:margin-bottom="0.1965in" loext:contextual-spacing="false"/>
      <style:text-properties style:font-name="Liberation Mono" officeooo:paragraph-rsid="000c0c9e"/>
    </style:style>
    <style:style style:name="P15" style:family="paragraph" style:parent-style-name="Preformatted_20_Text">
      <style:text-properties style:font-name="Liberation Mono" officeooo:paragraph-rsid="000c0c9e"/>
    </style:style>
    <style:style style:name="T1" style:family="text">
      <style:text-properties officeooo:rsid="000a29c2"/>
    </style:style>
    <style:style style:name="T2" style:family="text">
      <style:text-properties officeooo:rsid="000a4355"/>
    </style:style>
    <style:style style:name="T3" style:family="text">
      <style:text-properties officeooo:rsid="000b4e98"/>
    </style:style>
    <style:style style:name="T4" style:family="text">
      <style:text-properties fo:font-weight="normal" officeooo:rsid="000c0c9e" style:font-weight-asian="normal" style:font-weight-complex="normal"/>
    </style:style>
    <style:style style:name="T5" style:family="text">
      <style:text-properties officeooo:rsid="000c0c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istical Learning</text:p>
      <text:p text:style-name="P1">Professor Keene</text:p>
      <text:p text:style-name="P2">Mini Project #3: Logistic Regression with Stochastic Gradient Descent</text:p>
      <text:p text:style-name="P3">Max Howald, Miraj Patel, Frank Longueira</text:p>
      <text:p text:style-name="P3"/>
      <text:p text:style-name="P4">This project uses the Wisconsin Breast cancer dataset found here: <text:a xlink:type="simple" xlink:href="https://archive.ics.uci.edu/ml/datasets/Breast+Cancer+Wisconsin+%28Original%29" text:style-name="Internet_20_link" text:visited-style-name="Visited_20_Internet_20_Link">https://archive.ics.uci.edu/ml/datasets/Breast+Cancer+Wisconsin+%28Original%29</text:a></text:p>
      <text:p text:style-name="P4">Specifically, we use the Wisconsin Diagnostic Breast Cancer dataset which comprises 569 samples. Each sample in the dataset is comprised of 30 real-valued features computed from an image of a fine needle aspirate (FNA) of a breast mass, and 1 label – the binary classification of the tumor in the image as either benign or malignant. </text:p>
      <text:p text:style-name="P4"/>
      <text:p text:style-name="P5">To begin, we divide the data into 300 training examples and 269 testing examples. <text:span text:style-name="T1">Our goal is to classify the examples in the test set by training a logistic regression model using stochastic gradient descent (SGD). We normalize all data by scaling each feature column using its mean and</text:span></text:p>
      <text:p text:style-name="P8">standard deviation. This normalization ensures that the data in each column is of similar magnitude </text:p>
      <text:p text:style-name="P8">so no single feature would skew the model.</text:p>
      <text:p text:style-name="P4"/>
      <text:p text:style-name="P6">The project specified that we must implement the SGD algorithm ourselves. As a baseline, we first used the SGD classifier that is part of the scikit learn python package on our dataset. With default settings and an L2 penalty, the scikit learn classifier correctly classifies 95 – 97% of the examples in the test set. </text:p>
      <text:p text:style-name="P6"/>
      <text:p text:style-name="P7">Next we build our own SGD classifier. The classifier takes as parameters a learning rate <text:span text:style-name="T2">η, a stopping criteria (based on the change in total log likelihood between each iteration), and a maximum number of iterations. The classifier also supports either L1 or L2 regularization when calculating the log likelihood and gradient. The weights in the model are initialized to random values between 0 and 1. </text:span></text:p>
      <text:p text:style-name="P9"/>
      <text:p text:style-name="P10">After working out all the bugs, and experimenting with the learning rate and stopping criteria a bit, our classifier performs about the same as the scikit learn classifier, correctly classifying between 95 and 97% of the test set, depending on the random initialization and random shuffling of the training dataset. </text:p>
      <text:p text:style-name="P10"/>
      <text:p text:style-name="P10"><text:span text:style-name="T3">Sample output and code follow:</text:span> </text:p>
      <text:p text:style-name="P7"/>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ample Output</text:p>
      <text:p text:style-name="P11">$ ./classify.py wdbc.train wdbc.test</text:p>
      <text:p text:style-name="P11"/>
      <text:p text:style-name="P13">SKLEARN BUILT-IN CLASSIFIER RESULTS</text:p>
      <text:p text:style-name="P12">Settings: <text:s/>SGDClassifier(alpha=0.0001, average=False, class_weight=None, epsilon=0.1,</text:p>
      <text:p text:style-name="P12"><text:s text:c="7"/>eta0=0.0, fit_intercept=True, l1_ratio=0.15,</text:p>
      <text:p text:style-name="P12"><text:s text:c="7"/>learning_rate=’optimal’, loss=’log’;, n_iter=5, n_jobs=1,</text:p>
      <text:p text:style-name="P12"><text:s text:c="7"/>penalty=’l2’;, power_t=0.5, random_state=None, shuffle=True,</text:p>
      <text:p text:style-name="P12"><text:s text:c="7"/>verbose=0, warm_start=False)</text:p>
      <text:p text:style-name="P12">Correctly classified mal<text:span text:style-name="T1">ig</text:span>nant: 89</text:p>
      <text:p text:style-name="P12">Incorrectly classified malignant: 2</text:p>
      <text:p text:style-name="P12">Correctly classified benign: 170</text:p>
      <text:p text:style-name="P12">Incorrectly classified benign: 8</text:p>
      <text:p text:style-name="P12">TOTAL CORRECT: 259 / 269 = 0.96282527881</text:p>
      <text:p text:style-name="P12"/>
      <text:p text:style-name="P12"/>
      <text:p text:style-name="P12">MY CLASSIFIER RESULTS</text:p>
      <text:p text:style-name="P12">Trained for 300 iterations.</text:p>
      <text:p text:style-name="P12">Lear<text:span text:style-name="T1">n</text:span>ing rate: 0.005</text:p>
      <text:p text:style-name="P12">Correctly classified mal<text:span text:style-name="T1">ig</text:span>nant: 88</text:p>
      <text:p text:style-name="P12">Incorrectly classified malignant: 3</text:p>
      <text:p text:style-name="P15">Correctly classified benign: 173</text:p>
      <text:p text:style-name="P15">Incorrectly classified benign: <text:span text:style-name="T5">5</text:span></text:p>
      <text:p text:style-name="P15">TOTAL CORRECT: 2<text:span text:style-name="T5">61</text:span> / 269 = 0.<text:span text:style-name="T4">970260223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 svg:font-family="Roboto-Regular, helvetica, arial, sans-serif"/>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06:35:20.494186217</meta:creation-date>
    <dc:date>2016-10-01T07:24:40.207986079</dc:date>
    <meta:editing-duration>PT32M2S</meta:editing-duration>
    <meta:editing-cycles>8</meta:editing-cycles>
    <meta:generator>LibreOffice/5.2.2.2.0$Linux_X86_64 LibreOffice_project/20m0$Build-2</meta:generator>
    <meta:document-statistic meta:table-count="0" meta:image-count="0" meta:object-count="0" meta:page-count="2" meta:paragraph-count="34" meta:word-count="416" meta:character-count="2919" meta:non-whitespace-character-count="2500"/>
  </office:meta>
</office:document-meta>
</file>